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1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02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0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3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0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02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09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0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2-0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05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04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20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6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07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3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08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05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1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04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3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10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0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1-2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10-2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6-09-2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4-07-09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3-06-0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2-08-3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1-08-25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1-04-0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10-08-1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09-08-2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08-08-2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0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06-08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05-08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2002-07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551089365001</text:p>
          </table:table-cell>
          <table:table-cell office:value-type="string" calcext:value-type="string">
            <text:p>AD-15/07E/24-0407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858" meta:object-count="0"/>
    <meta:user-defined meta:name="AppVersion">3.0</meta:user-defined>
  </office:meta>
</office:document-meta>
</file>